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font-weight="bold" officeooo:rsid="0002a4d9" officeooo:paragraph-rsid="0002a4d9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fo:font-weight="bold" officeooo:rsid="00042fb4" officeooo:paragraph-rsid="00042fb4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officeooo:rsid="0002a4d9" officeooo:paragraph-rsid="0002a4d9"/>
    </style:style>
    <style:style style:name="P4" style:family="paragraph" style:parent-style-name="Standard">
      <style:text-properties style:font-name="Calibri" officeooo:rsid="00042fb4" officeooo:paragraph-rsid="00042fb4"/>
    </style:style>
    <style:style style:name="T1" style:family="text">
      <style:text-properties officeooo:rsid="00042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display Start/Add/End Trip page</text:p>
      <text:p text:style-name="P1"/>
      <text:p text:style-name="P1">Trip.ejs <text:span text:style-name="T1">HTML </text:span>code:</text:p>
      <text:p text:style-name="P3"/>
      <text:p text:style-name="P3">&lt;html&gt;</text:p>
      <text:p text:style-name="P3">&lt;!DOCTYPE html&gt;</text:p>
      <text:p text:style-name="P3">&lt;html lang="en"&gt;</text:p>
      <text:p text:style-name="P3">&lt;head&gt;</text:p>
      <text:p text:style-name="P3"><text:s text:c="2"/>&lt;meta charset="UTF-8"&gt;</text:p>
      <text:p text:style-name="P3"/>
      <text:p text:style-name="P3"/>
      <text:p text:style-name="P3"><text:s text:c="2"/>&lt;!-- set viewport to device width to make site responsive --&gt;</text:p>
      <text:p text:style-name="P3"><text:s text:c="2"/>&lt;meta name="viewport" content="width=device-width, initial-scale=1"&gt;</text:p>
      <text:p text:style-name="P3"/>
      <text:p text:style-name="P3"><text:s text:c="2"/>&lt;!-- bootstrap css --&gt;</text:p>
      <text:p text:style-name="P3"><text:s text:c="2"/>&lt;link type="text/css" rel="stylesheet" href="https://maxcdn.bootstrapcdn.com/bootstrap/4.0.0/css/bootstrap.min.css"&gt;</text:p>
      <text:p text:style-name="P3">&lt;link type="text/css" rel="stylesheet" href="https://maxcdn.bootstrapcdn.com/font-awesome/4.7.0/css/font-awesome.min.css"&gt;</text:p>
      <text:p text:style-name="P3"/>
      <text:p text:style-name="P3"><text:s text:c="4"/>&lt;!-- custom styles --&gt;</text:p>
      <text:p text:style-name="P3"><text:s text:c="4"/>&lt;link rel="stylesheet" type="text/css" href="/styles/trip.css"&gt;</text:p>
      <text:p text:style-name="P3">&lt;script type='text/javascript' src='https://maps.googleapis.com/maps/api/js?key=AIzaSyBVLS8tZmEUWNSzbNrQbjx3TcM2PnTSXus</text:p>
      <text:p text:style-name="P3">&amp;libraries=geometry,places'&gt; &lt;/script&gt;</text:p>
      <text:p text:style-name="P3"><text:s text:c="4"/>&lt;!-- jquery --&gt;</text:p>
      <text:p text:style-name="P3">&lt;script type="text/javascript" src="/scripts/jquery.js"&gt;&lt;/script&gt;</text:p>
      <text:p text:style-name="P3"><text:s text:c="4"/>&lt;!-- bootstrap js --&gt;</text:p>
      <text:p text:style-name="P3"><text:s text:c="4"/>&lt;script type="text/javascript" src="https://maxcdn.bootstrapcdn.com/bootstrap/4.0.0/js/bootstrap.min.js"&gt;&lt;/script&gt;</text:p>
      <text:p text:style-name="P3"/>
      <text:p text:style-name="P3"><text:s text:c="2"/>&lt;!-- custom script --&gt;</text:p>
      <text:p text:style-name="P3"><text:s text:c="4"/>&lt;% if(!ssn.trip) { %&gt;</text:p>
      <text:p text:style-name="P3"><text:s text:c="2"/>&lt;script type="text/javascript" src="/scripts/trip.js"&gt;&lt;/script&gt;</text:p>
      <text:p text:style-name="P3">&lt;% } else { %&gt;</text:p>
      <text:p text:style-name="P3"><text:s text:c="2"/>&lt;script type="text/javascript" src="/scripts/post.js"&gt;&lt;/script&gt;</text:p>
      <text:p text:style-name="P3">&lt;% } %&gt;</text:p>
      <text:p text:style-name="P3"><text:s text:c="2"/>&lt;title&gt;Trip&lt;/title&gt;</text:p>
      <text:p text:style-name="P3">&lt;/head&gt;</text:p>
      <text:p text:style-name="P3">&lt;body&gt;</text:p>
      <text:p text:style-name="P3"><text:s text:c="2"/>&lt;% if(!ssn.trip) { %&gt;</text:p>
      <text:p text:style-name="P3"><text:s text:c="2"/>&lt;div id='map'&gt;</text:p>
      <text:p text:style-name="P3">&lt;/div&gt;</text:p>
      <text:p text:style-name="P3">&lt;div class='container'&gt;</text:p>
      <text:p text:style-name="P3"><text:s text:c="2"/>&lt;div class='col-10 offset-1'&gt;</text:p>
      <text:p text:style-name="P3"><text:soft-page-break/>&lt;button class='btn btn-primary col-12' data-target='#Start_Trip' data-toggle="modal"&gt;Start Trip&lt;/button&gt;</text:p>
      <text:p text:style-name="P3">&lt;/div&gt;</text:p>
      <text:p text:style-name="P3">&lt;div class="modal fade" id="Start_Trip" tabindex="-1" role="dialog" aria-labelledby="Start_Trip" aria-hidden="true"&gt;</text:p>
      <text:p text:style-name="P3"><text:s text:c="2"/>&lt;div class="modal-dialog" role="document"&gt;</text:p>
      <text:p text:style-name="P3"><text:s text:c="4"/>&lt;div class="modal-content"&gt;</text:p>
      <text:p text:style-name="P3"><text:s text:c="6"/>&lt;div class="modal-header"&gt;</text:p>
      <text:p text:style-name="P3"><text:s text:c="8"/>&lt;h5 class="modal-title" id="exampleModalLabel"&gt;Start Trip&lt;/h5&gt;</text:p>
      <text:p text:style-name="P3"><text:s text:c="8"/>&lt;button type="button" class="close" data-dismiss="modal" aria-label="Close"&gt;</text:p>
      <text:p text:style-name="P3"><text:s text:c="10"/>&lt;span aria-hidden="true"&gt;&amp;times;&lt;/span&gt;</text:p>
      <text:p text:style-name="P3"><text:s text:c="8"/>&lt;/button&gt;</text:p>
      <text:p text:style-name="P3"><text:s text:c="6"/>&lt;/div&gt;</text:p>
      <text:p text:style-name="P3"><text:s text:c="6"/>&lt;div class="modal-body"&gt;</text:p>
      <text:p text:style-name="P3"><text:s text:c="8"/>&lt;form method='post' action='/trip' enctype="multipart/form-data" id='trip'&gt; <text:s/>&lt;!-- allow multipart data --&gt;</text:p>
      <text:p text:style-name="P3"/>
      <text:p text:style-name="P3"><text:s text:c="10"/>&lt;div class="form-group"&gt;</text:p>
      <text:p text:style-name="P3"><text:s text:c="12"/>&lt;label for="name" class="col-form-label"&gt;Trip Name:&lt;/label&gt;</text:p>
      <text:p text:style-name="P3"><text:s text:c="12"/>&lt;input type="text" class="form-control" id="name" name='name' placeholder="name"&gt;</text:p>
      <text:p text:style-name="P3"><text:s text:c="10"/>&lt;/div&gt;</text:p>
      <text:p text:style-name="P3"><text:s text:c="10"/>&lt;div class="form-group"&gt;</text:p>
      <text:p text:style-name="P3"><text:s text:c="12"/>&lt;label for="description" class="col-form-label"&gt;Trip Description&lt;/label&gt;</text:p>
      <text:p text:style-name="P3"><text:s text:c="12"/>&lt;input type="text" class="form-control" id="description" name='description' placeholder="Description"&gt;</text:p>
      <text:p text:style-name="P3"><text:s text:c="10"/>&lt;/div&gt;</text:p>
      <text:p text:style-name="P3"><text:s text:c="10"/>&lt;div class="form-group"&gt;</text:p>
      <text:p text:style-name="P3"><text:s text:c="12"/>&lt;label for="image" class="col-form-label"&gt;Images&lt;/label&gt;</text:p>
      <text:p text:style-name="P3"><text:s text:c="12"/>&lt;input type="file" class="form-control" id="image" name='myImage' placeholder="Add Images" <text:s/>multiple&gt;</text:p>
      <text:p text:style-name="P3"><text:s text:c="10"/>&lt;/div&gt;</text:p>
      <text:p text:style-name="P3"><text:s text:c="10"/>&lt;input type='hidden' name='lat' &gt;</text:p>
      <text:p text:style-name="P3"><text:s text:c="12"/>&lt;input type='hidden' name='lng' &gt;</text:p>
      <text:p text:style-name="P3"><text:s text:c="6"/>&lt;/div&gt;</text:p>
      <text:p text:style-name="P3"><text:s text:c="6"/>&lt;div class="modal-footer"&gt;</text:p>
      <text:p text:style-name="P3"><text:s text:c="8"/>&lt;button type="button" class="btn btn-secondary" data-dismiss="modal"&gt;Close&lt;/button&gt;</text:p>
      <text:p text:style-name="P3"><text:s text:c="8"/>&lt;button type="submit" class="btn btn-success" id='btn_start_trip' &gt;Start Trip&lt;/button&gt;</text:p>
      <text:p text:style-name="P3"><text:s text:c="8"/>&lt;/form&gt;</text:p>
      <text:p text:style-name="P3"><text:s text:c="6"/>&lt;/div&gt;</text:p>
      <text:p text:style-name="P3"><text:s text:c="4"/>&lt;/div&gt;</text:p>
      <text:p text:style-name="P3"><text:s text:c="2"/>&lt;/div&gt;</text:p>
      <text:p text:style-name="P3">&lt;/div&gt;</text:p>
      <text:p text:style-name="P3"/>
      <text:p text:style-name="P3">&lt;/div&gt;</text:p>
      <text:p text:style-name="P3"><text:soft-page-break/>&lt;% } else{ %&gt;</text:p>
      <text:p text:style-name="P3"/>
      <text:p text:style-name="P3"><text:s text:c="2"/>&lt;div id='map'&gt;</text:p>
      <text:p text:style-name="P3">&lt;/div&gt;</text:p>
      <text:p text:style-name="P3">&lt;div class='container'&gt;</text:p>
      <text:p text:style-name="P3">&lt;div class='row'&gt;</text:p>
      <text:p text:style-name="P3"><text:s text:c="2"/>&lt;div class='col-10 offset-1'&gt;</text:p>
      <text:p text:style-name="P3">&lt;button class='btn btn-success col-12' data-target='#add_trip' data-toggle="modal"&gt;Add Posts&lt;/button&gt;</text:p>
      <text:p text:style-name="P3">&lt;button class='btn btn-danger col-12' data-target='#end_Trip' data-toggle="modal"&gt;End Your Trip&lt;/button&gt;</text:p>
      <text:p text:style-name="P3">&lt;/div&gt;</text:p>
      <text:p text:style-name="P3">&lt;/div&gt;</text:p>
      <text:p text:style-name="P3">&lt;div class="modal fade" id="add_trip" tabindex="-1" role="dialog" aria-labelledby="add_post" aria-hidden="true"&gt;</text:p>
      <text:p text:style-name="P3"><text:s text:c="2"/>&lt;div class="modal-dialog" role="document"&gt;</text:p>
      <text:p text:style-name="P3"><text:s text:c="4"/>&lt;div class="modal-content"&gt;</text:p>
      <text:p text:style-name="P3"><text:s text:c="6"/>&lt;div class="modal-header"&gt;</text:p>
      <text:p text:style-name="P3"><text:s text:c="8"/>&lt;h5 class="modal-title" id="exampleModalLabel"&gt;Add to Trip&lt;/h5&gt;</text:p>
      <text:p text:style-name="P3"><text:s text:c="8"/>&lt;button type="button" class="close" data-dismiss="modal" aria-label="Close"&gt;</text:p>
      <text:p text:style-name="P3"><text:s text:c="10"/>&lt;span aria-hidden="true"&gt;&amp;times;&lt;/span&gt;</text:p>
      <text:p text:style-name="P3"><text:s text:c="8"/>&lt;/button&gt;</text:p>
      <text:p text:style-name="P3"><text:s text:c="6"/>&lt;/div&gt;</text:p>
      <text:p text:style-name="P3"><text:s text:c="6"/>&lt;div class="modal-body"&gt;</text:p>
      <text:p text:style-name="P3"><text:s text:c="8"/>&lt;form method='post' enctype="multipart/form-data" id='add_post'&gt; <text:s/>&lt;!-- allow multipart data --&gt;</text:p>
      <text:p text:style-name="P3"/>
      <text:p text:style-name="P3"><text:s text:c="10"/>&lt;div class="form-group"&gt;</text:p>
      <text:p text:style-name="P3"><text:s text:c="12"/>&lt;label for="name" class="col-form-label"&gt;Post Title:&lt;/label&gt;</text:p>
      <text:p text:style-name="P3"><text:s text:c="12"/>&lt;input type="text" class="form-control" id="name" name='name' placeholder="name"&gt;</text:p>
      <text:p text:style-name="P3"><text:s text:c="10"/>&lt;/div&gt;</text:p>
      <text:p text:style-name="P3"><text:s text:c="10"/>&lt;div class="form-group"&gt;</text:p>
      <text:p text:style-name="P3"><text:s text:c="12"/>&lt;label for="description" class="col-form-label"&gt;Post <text:s/>Description&lt;/label&gt;</text:p>
      <text:p text:style-name="P3"><text:s text:c="12"/>&lt;input type="text" class="form-control" id="description" name='description' placeholder="Description"&gt;</text:p>
      <text:p text:style-name="P3"><text:s text:c="10"/>&lt;/div&gt;</text:p>
      <text:p text:style-name="P3"><text:s text:c="10"/>&lt;div class="form-group"&gt;</text:p>
      <text:p text:style-name="P3"><text:s text:c="12"/>&lt;label for="image" class="col-form-label"&gt;Images&lt;/label&gt;</text:p>
      <text:p text:style-name="P3"><text:s text:c="12"/>&lt;input type="file" class="form-control" id="image" name='myImage' placeholder="Add Images" <text:s/>multiple&gt;</text:p>
      <text:p text:style-name="P3"><text:s text:c="10"/>&lt;/div&gt;</text:p>
      <text:p text:style-name="P3"><text:s text:c="10"/>&lt;input type='hidden' name='lat' &gt;</text:p>
      <text:p text:style-name="P3"><text:s text:c="12"/>&lt;input type='hidden' name='lng' &gt;</text:p>
      <text:p text:style-name="P3"><text:s text:c="12"/>&lt;input type='hidden' name='place_id' &gt;</text:p>
      <text:p text:style-name="P3"><text:s text:c="14"/>&lt;input type='hidden' name='street' &gt;</text:p>
      <text:p text:style-name="P3"><text:s text:c="16"/>&lt;input type='hidden' name='city' &gt;</text:p>
      <text:p text:style-name="P3"><text:soft-page-break/><text:s text:c="18"/>&lt;input type='hidden' name='state' &gt;</text:p>
      <text:p text:style-name="P3"><text:s text:c="18"/>&lt;input type='hidden' name='zip_code' &gt;</text:p>
      <text:p text:style-name="P3"><text:s text:c="20"/>&lt;input type='hidden' name='place_name' &gt;</text:p>
      <text:p text:style-name="P3"><text:s text:c="6"/>&lt;/div&gt;</text:p>
      <text:p text:style-name="P3"><text:s text:c="6"/>&lt;div class="modal-footer"&gt;</text:p>
      <text:p text:style-name="P3"><text:s text:c="8"/>&lt;button type="button" class="btn btn-secondary" data-dismiss="modal"&gt;Close&lt;/button&gt;</text:p>
      <text:p text:style-name="P3"><text:s text:c="8"/>&lt;button type="submit" class="btn btn-success" id='btn_add_post' &gt;Add Post&lt;/button&gt;</text:p>
      <text:p text:style-name="P3"><text:s text:c="8"/>&lt;/form&gt;</text:p>
      <text:p text:style-name="P3"><text:s text:c="6"/>&lt;/div&gt;</text:p>
      <text:p text:style-name="P3"><text:s text:c="4"/>&lt;/div&gt;</text:p>
      <text:p text:style-name="P3"><text:s text:c="2"/>&lt;/div&gt;</text:p>
      <text:p text:style-name="P3">&lt;/div&gt;</text:p>
      <text:p text:style-name="P3">&lt;div class="modal fade" id="end_Trip" tabindex="-1" role="dialog" aria-labelledby="end_Trip" aria-hidden="true"&gt;</text:p>
      <text:p text:style-name="P3"><text:s text:c="2"/>&lt;div class="modal-dialog" role="document"&gt;</text:p>
      <text:p text:style-name="P3"><text:s text:c="4"/>&lt;div class="modal-content"&gt;</text:p>
      <text:p text:style-name="P3"><text:s text:c="6"/>&lt;div class="modal-header"&gt;</text:p>
      <text:p text:style-name="P3"><text:s text:c="8"/>&lt;h5 class="modal-title" id="exampleModalLabel"&gt;End Trip&lt;/h5&gt;</text:p>
      <text:p text:style-name="P3"><text:s text:c="8"/>&lt;button type="button" class="close" data-dismiss="modal" aria-label="Close"&gt;</text:p>
      <text:p text:style-name="P3"><text:s text:c="10"/>&lt;span aria-hidden="true"&gt;&amp;times;&lt;/span&gt;</text:p>
      <text:p text:style-name="P3"><text:s text:c="8"/>&lt;/button&gt;</text:p>
      <text:p text:style-name="P3"><text:s text:c="6"/>&lt;/div&gt;</text:p>
      <text:p text:style-name="P3"><text:s text:c="6"/>&lt;div class="modal-body"&gt;</text:p>
      <text:p text:style-name="P3"><text:s text:c="8"/>&lt;form method='post' action='/post' enctype="multipart/form-data" id='end_trip'&gt; <text:s/>&lt;!-- allow multipart data --&gt;</text:p>
      <text:p text:style-name="P3"/>
      <text:p text:style-name="P3"/>
      <text:p text:style-name="P3"><text:s text:c="10"/>&lt;div class="form-group"&gt;</text:p>
      <text:p text:style-name="P3"><text:s text:c="12"/>&lt;label for="description_end" class="col-form-label"&gt;Description&lt;/label&gt;</text:p>
      <text:p text:style-name="P3"><text:s text:c="12"/>&lt;input type="text" class="form-control" id="description_end" name='description' placeholder="Description"&gt;</text:p>
      <text:p text:style-name="P3"><text:s text:c="10"/>&lt;/div&gt;</text:p>
      <text:p text:style-name="P3"><text:s text:c="10"/>&lt;div class="form-group"&gt;</text:p>
      <text:p text:style-name="P3"><text:s text:c="12"/>&lt;label for="image_end" class="col-form-label"&gt;Images&lt;/label&gt;</text:p>
      <text:p text:style-name="P3"><text:s text:c="12"/>&lt;input type="file" class="form-control" id="image_end" name='myImage' placeholder="Add Images" <text:s/>multiple&gt;</text:p>
      <text:p text:style-name="P3"><text:s text:c="10"/>&lt;/div&gt;</text:p>
      <text:p text:style-name="P3"><text:s text:c="10"/>&lt;input type='hidden' name='lat' &gt;</text:p>
      <text:p text:style-name="P3"><text:s text:c="12"/>&lt;input type='hidden' name='lng' &gt;</text:p>
      <text:p text:style-name="P3"><text:s text:c="6"/>&lt;/div&gt;</text:p>
      <text:p text:style-name="P3"><text:s text:c="6"/>&lt;div class="modal-footer"&gt;</text:p>
      <text:p text:style-name="P3"><text:s text:c="8"/>&lt;button type="button" class="btn btn-secondary" data-dismiss="modal"&gt;Close&lt;/button&gt;</text:p>
      <text:p text:style-name="P3"><text:s text:c="8"/>&lt;button type="submit" class="btn btn-success" id='btn_end_trip' &gt;End Trip&lt;/button&gt;</text:p>
      <text:p text:style-name="P3"><text:soft-page-break/><text:s text:c="8"/>&lt;/form&gt;</text:p>
      <text:p text:style-name="P3"><text:s text:c="6"/>&lt;/div&gt;</text:p>
      <text:p text:style-name="P3"><text:s text:c="4"/>&lt;/div&gt;</text:p>
      <text:p text:style-name="P3"><text:s text:c="2"/>&lt;/div&gt;</text:p>
      <text:p text:style-name="P3">&lt;/div&gt;</text:p>
      <text:p text:style-name="P3">&lt;/div&gt;</text:p>
      <text:p text:style-name="P3"/>
      <text:p text:style-name="P3"><text:s text:c="2"/>&lt;% } %&gt;</text:p>
      <text:p text:style-name="P3">&lt;footer class='footer'&gt;</text:p>
      <text:p text:style-name="P3"><text:s text:c="2"/>&lt;div class='container'&gt;</text:p>
      <text:p text:style-name="P3"><text:s text:c="4"/>&lt;div class='row'&gt;</text:p>
      <text:p text:style-name="P3"><text:s text:c="6"/>&lt;div class='nav-link col-3 '&gt;</text:p>
      <text:p text:style-name="P3"><text:s text:c="6"/>&lt;a href='/home'&gt;&lt;i class="fa fa-home"&gt;&lt;/i&gt;&lt;/a&gt;</text:p>
      <text:p text:style-name="P3"><text:s text:c="6"/>&lt;/div&gt;</text:p>
      <text:p text:style-name="P3"><text:s text:c="6"/>&lt;div class='nav-link col-3 '&gt;</text:p>
      <text:p text:style-name="P3"><text:s text:c="8"/>&lt;a href='/search'&gt;&lt;i class="fa fa-search"&gt;&lt;/i&gt;&lt;/a&gt;</text:p>
      <text:p text:style-name="P3"><text:s text:c="6"/>&lt;/div&gt;</text:p>
      <text:p text:style-name="P3"><text:s text:c="6"/>&lt;div class='nav-link col-3 active'&gt;</text:p>
      <text:p text:style-name="P3"><text:s text:c="6"/>&lt;a href='/trip'&gt; <text:s/>&lt;i class="fa fa-plus-circle"&gt;&lt;/i&gt;&lt;/a&gt;</text:p>
      <text:p text:style-name="P3"><text:s text:c="6"/>&lt;/div&gt;</text:p>
      <text:p text:style-name="P3"><text:s text:c="4"/>&lt;div class='nav-link col-3'&gt;</text:p>
      <text:p text:style-name="P3"><text:s text:c="4"/>&lt;a href='/user'&gt; <text:s/>&lt;i class="fa fa-user"&gt;&lt;/i&gt;&lt;/a&gt;</text:p>
      <text:p text:style-name="P3"><text:s text:c="4"/>&lt;/div&gt;</text:p>
      <text:p text:style-name="P3"><text:s text:c="2"/>&lt;/div&gt;</text:p>
      <text:p text:style-name="P3">&lt;/div&gt;</text:p>
      <text:p text:style-name="P3">&lt;/footer&gt;</text:p>
      <text:p text:style-name="P3">&lt;/body&gt;</text:p>
      <text:p text:style-name="P3">&lt;/html&gt;</text:p>
      <text:p text:style-name="P3"/>
      <text:p text:style-name="P3"/>
      <text:p text:style-name="P3"/>
      <text:p text:style-name="P3"/>
      <text:p text:style-name="P3"/>
      <text:p text:style-name="P3"/>
      <text:p text:style-name="P2">Trip JS Code</text:p>
      <text:p text:style-name="P4"/>
      <text:p text:style-name="P4"/>
      <text:p text:style-name="P4"/>
      <text:p text:style-name="P4">function get_current_location() {</text:p>
      <text:p text:style-name="P4"/>
      <text:p text:style-name="P4"><text:s text:c="2"/>if (navigator.geolocation) {</text:p>
      <text:p text:style-name="P4"><text:s text:c="4"/>getposition = function getposition(position) {</text:p>
      <text:p text:style-name="P4"/>
      <text:p text:style-name="P4"><text:s text:c="6"/>$('input[name="lat"]').val(position.coords.latitude);</text:p>
      <text:p text:style-name="P4"><text:s text:c="6"/>$('input[name="lng"]').val(position.coords.longitude);</text:p>
      <text:p text:style-name="P4"><text:s text:c="4"/>var <text:s/>center = {</text:p>
      <text:p text:style-name="P4"><text:s text:c="8"/>lat : parseFloat(position.coords.latitude),</text:p>
      <text:p text:style-name="P4"><text:s text:c="8"/>lng : parseFloat(position.coords.longitude)</text:p>
      <text:p text:style-name="P4"><text:soft-page-break/><text:s text:c="6"/>};</text:p>
      <text:p text:style-name="P4"><text:s text:c="6"/>map(center);</text:p>
      <text:p text:style-name="P4"/>
      <text:p text:style-name="P4"><text:s text:c="4"/>};</text:p>
      <text:p text:style-name="P4"/>
      <text:p text:style-name="P4"><text:s text:c="4"/>navigator.geolocation.getCurrentPosition(getposition);</text:p>
      <text:p text:style-name="P4"><text:s text:c="2"/>} else {</text:p>
      <text:p text:style-name="P4"><text:s text:c="4"/>alert('GEO LOCATION NOT SUPPORTED');</text:p>
      <text:p text:style-name="P4"><text:s text:c="2"/>}</text:p>
      <text:p text:style-name="P4">}</text:p>
      <text:p text:style-name="P4">function map(center){</text:p>
      <text:p text:style-name="P4"><text:s text:c="2"/>var <text:s/>map = new google.maps.Map(document.getElementById('map'), {</text:p>
      <text:p text:style-name="P4"><text:s text:c="8"/>center: center,</text:p>
      <text:p text:style-name="P4"><text:s text:c="8"/>zoom: 15</text:p>
      <text:p text:style-name="P4"><text:s text:c="6"/>});</text:p>
      <text:p text:style-name="P4"><text:s text:c="6"/>var center = new google.maps.Marker({</text:p>
      <text:p text:style-name="P4"><text:s text:c="8"/>position: center,</text:p>
      <text:p text:style-name="P4"><text:s text:c="8"/>map: map,</text:p>
      <text:p text:style-name="P4"><text:s text:c="8"/>title: 'Your actual position'</text:p>
      <text:p text:style-name="P4"><text:s text:c="6"/>});</text:p>
      <text:p text:style-name="P4">}</text:p>
      <text:p text:style-name="P4">$(document).ready(function(){</text:p>
      <text:p text:style-name="P4"><text:s text:c="2"/>get_current_location();</text:p>
      <text:p text:style-name="P4"><text:s text:c="2"/>$('#trip').on('submit',function(e){</text:p>
      <text:p text:style-name="P4"><text:s text:c="4"/>e.preventDefault();</text:p>
      <text:p text:style-name="P4"><text:s text:c="4"/>$.ajax({</text:p>
      <text:p text:style-name="P4"><text:s text:c="6"/>url:'/trip',</text:p>
      <text:p text:style-name="P4"><text:s text:c="6"/>method:'post',</text:p>
      <text:p text:style-name="P4"><text:s text:c="6"/>data:new FormData(this),</text:p>
      <text:p text:style-name="P4"><text:s text:c="6"/>contentType: false, <text:s text:c="6"/>// The content type used when sending data to the server.</text:p>
      <text:p text:style-name="P4"><text:s text:c="6"/>cache: false, <text:s text:c="12"/>// To unable request pages to be cached</text:p>
      <text:p text:style-name="P4"><text:s text:c="6"/>processData:false,</text:p>
      <text:p text:style-name="P4"><text:s text:c="6"/>success:function(){</text:p>
      <text:p text:style-name="P4"><text:s text:c="8"/>window.location.href='/home'</text:p>
      <text:p text:style-name="P4"><text:s text:c="6"/>},</text:p>
      <text:p text:style-name="P4"><text:s text:c="6"/>error:function(err){</text:p>
      <text:p text:style-name="P4"><text:s text:c="8"/>console.log(err);</text:p>
      <text:p text:style-name="P4"><text:s text:c="6"/>alert(err.responseJSON.message);</text:p>
      <text:p text:style-name="P4"><text:s text:c="6"/>}</text:p>
      <text:p text:style-name="P4"><text:s text:c="4"/>});</text:p>
      <text:p text:style-name="P4"><text:s text:c="2"/>});</text:p>
      <text:p text:style-name="P4"/>
      <text:p text:style-name="P4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6:35.337142245</meta:creation-date>
    <dc:date>2018-03-21T12:46:44.276151487</dc:date>
    <meta:editing-duration>PT20M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6" meta:paragraph-count="222" meta:word-count="652" meta:character-count="8711" meta:non-whitespace-character-count="7047"/>
  </office:meta>
</office:document-meta>
</file>